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Grammar.getSubstitution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4Annotations.createAnnotationElementDecl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Grammar.getGlobalType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Grammar.BuiltinSchemaGrammar( int grammar , short schemaVer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chemaGrammar.Schema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tinSchemaGrammar.addGlobalGroupDecl( XSGroup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4Annotations.createUnboundedModelGroup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4Annotations.addGlobalAttributeGroupDecl( XSAttributeGroup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AnyType.get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4Annotations.addGlobalElementDecl( XSElement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4Annotations.addGlobalAttributeDecl( XSAttribute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tinSchemaGrammar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addGlobalComplexTypeDecl( XSComplexType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Grammar.getNotationDecla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ImportedGramm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Grammar.addDocument( Object document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AnyType.XSAn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Grammar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Schema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addRedefinedGroupDecl( XSGroupDecl derived , XSGroupDecl base , Simple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Grammar.getAttribute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Attr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4Annotations.addGlobalNotationDecl( XSNotation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AnyType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addGlobalAttributeDecl( XSAttribute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4Annotations.getGrammar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Grammar.getGrammar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resize( XSElementDecl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Grammar.getGlobalAttribute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Documen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Grammar.addGlobalComplexTypeDecl( XSComplexType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setImportedGrammars( Vector imported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yType.getAttrG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Grammar.setUncheckedTypeNum(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Grammar.SchemaGrammar( String targetNamespace , XSDDescription grammarDesc , SymbolTable symbol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4Annotations.addGlobalGroupDecl( XSGroup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GlobalSimpleTypeDecl( XSSimpleType de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4Annotations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GlobalGroup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hasID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addIDConstraintDecl( XSElementDecl elmDecl , IdentityConstraint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nyType.getAttribute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tinSchemaGrammar.setImportedGrammars( Vector imported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GlobalNotation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SchemaGrammar.addGlobalNotationDecl( XSNotation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tinSchemaGrammar.addGlobalAttributeGroupDecl( XSAttributeGroup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IDConstraint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RGLoca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tinSchemaGrammar.addGlobalElementDecl( XSElement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tinAttrDec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yType.setIsAbstra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Grammar.addComplexTypeDecl( XSComplexTypeDecl decl , Simple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AnyType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4Annotations.addDocument( Object document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Annotation( XSAnnotationImpl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4Annotations.addRedefinedGroupDecl( XSGroupDecl derived , XSGroupDecl base , Simpl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GlobalAttributeGroupDecl( XSAttributeGroup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tinSchemaGrammar.addComplexTypeDecl( XSComplexTypeDecl decl , Simpl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Document( Object document ,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Grammar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4Annotations.setImportedGrammars( Vector imported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tinSchemaGrammar.addGlobalSimpleTypeDecl( XSSimpleType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4Annotations.createAnyLaxWildcard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Grammar.resize( SimpleLocator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Grammar.resize( XSGroupDecl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Grammar.getGrammar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GlobalAttributeGroup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ModelGroupDefini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Grammar.getDOMPars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4Annotations.addComplexTypeDecl( XSComplexTypeDecl decl , Simpl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4Annotations.addGlobalComplexTypeDecl( XSComplexType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AnyType.setContainsTy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4Annotations.get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GlobalElementDecl( String 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AttrDec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GlobalTypeDecl( XSTypeDefinition 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Grammar.toX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inAttrDecl.setValues( String name , String targetNamespace , XSSimpleType simpleType , short constraintType , short scope , ValidatedInfo valInfo , XSComplexTypeDecl enclosing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S4SGrammar( short schema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Grammar.setImmutable( boolean isImm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yType.getAttribute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yType.setIs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4Annotations.createUnboundedAnyWildcardSequence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iltinSchemaGrammar.addGlobalTypeDecl( XSTypeDefini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iltinSchemaGrammar.addRedefinedGroupDecl( XSGroupDecl derived , XSGroupDecl base , Simple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GlobalGroupDecl( XSGroup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Grammar.getUncheckedComplexTypeDec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Grammar.addGlobalNotationDecl( XSNotation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nyTyp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AttributeDecla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toXSModel( XSGrammar [ ] gramma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iltinAttrDecl.BuiltinAttrDecl( String name , String tns , XSSimpleType type , shor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Grammar.getRedefinedGroupDec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4Annotations.addGlobalSimpleTypeDecl( XSSimpleType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addGlobalElementDecl( XSElementDecl 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AnyType.setValues( String name , String targetNamespace , XSTypeDefinition baseType , short derivedBy , short schemaFinal , short block , short contentType , boolean isAbstract , XSAttributeGroupDecl attrGrp , XSSimpleType simpleType , XSParticleDecl parti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isNamespa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4Annotations.addGlobalTypeDecl( XSTypeDefini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Components( short objectTyp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chemaGrammar.getSAX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4Annotations.createChoiceElementParticle( XSElementDecl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Grammar.resize( XSComplexTypeDecl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tinSchemaGrammar.get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rammar.getUncheckedCTLoca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tinSchemaGrammar.addGlobalAttributeDecl( XSAttributeDecl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TypeDefini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yTy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Grammar.getElementDecla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4Annotations.Schema4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1">
            <text:p text:style-name="Table_20_Contents">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